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Menlo" svg:font-family="Menl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953cm"/>
      <style:paragraph-properties style:writing-mode="lr-tb"/>
    </style:style>
    <style:style style:name="gr2" style:family="graphic" style:parent-style-name="standard">
      <style:graphic-properties draw:stroke="none" svg:stroke-width="0.051cm" svg:stroke-color="#000000" draw:marker-start-width="0.279cm" draw:marker-end-width="0.279cm" draw:fill="solid" draw:fill-color="#dddddd" draw:textarea-horizontal-align="justify" draw:textarea-vertical-align="middle" draw:auto-grow-height="false" fo:min-height="9.86cm" fo:min-width="6.961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textarea-vertical-align="bottom" draw:auto-grow-height="true" draw:auto-grow-width="false" fo:min-height="10.495cm" fo:min-width="0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007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153cm" draw:fill="solid" draw:fill-color="#ffff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0cm" fo:min-width="0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margin-top="0.152cm" fo:margin-bottom="0cm"/>
      <style:text-properties style:font-name="Menlo"/>
    </style:style>
    <style:style style:name="P2" style:family="paragraph">
      <style:paragraph-properties fo:margin-left="0cm" fo:margin-right="0cm" fo:margin-top="0.152cm" fo:margin-bottom="0cm" fo:line-height="100%" fo:text-indent="0cm"/>
      <style:text-properties style:font-name="Menlo"/>
    </style:style>
    <style:style style:name="P3" style:family="paragraph">
      <loext:graphic-properties draw:fill="none" draw:fill-color="#ffffff"/>
      <style:paragraph-properties fo:margin-top="0.152cm" fo:margin-bottom="0cm"/>
      <style:text-properties style:font-name="Menlo" fo:font-size="15pt" style:font-size-asian="15pt" style:font-size-complex="15pt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margin-top="0.254cm" fo:margin-bottom="0cm"/>
    </style:style>
    <style:style style:name="P9" style:family="paragraph">
      <style:paragraph-properties fo:margin-left="0cm" fo:margin-right="0cm" fo:margin-top="0.254cm" fo:margin-bottom="0cm" fo:line-height="100%" fo:text-indent="0cm"/>
    </style:style>
    <style:style style:name="P10" style:family="paragraph">
      <loext:graphic-properties draw:fill="none" draw:fill-color="#ffffff"/>
      <style:paragraph-properties fo:margin-top="0.254cm" fo:margin-bottom="0cm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variant="normal" fo:text-transform="none" fo:color="#808080" style:text-outline="false" style:text-line-through-style="none" style:text-line-through-type="none" style:font-name="Menlo" fo:font-size="15pt" fo:font-style="normal" fo:text-shadow="none" style:text-underline-style="none" style:letter-kerning="true" style:font-name-asian="PingFang SC" style:font-size-asian="15pt" style:font-style-asian="normal" style:font-name-complex="Arial Unicode MS" style:font-size-complex="15pt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Menlo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PingFang SC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27622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PingFang SC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Menlo" fo:font-size="15pt" style:font-size-asian="15pt" style:font-size-complex="15pt"/>
    </style:style>
    <style:style style:name="T6" style:family="text">
      <style:text-properties fo:color="#808080" style:font-name="Menlo" fo:font-size="15pt" style:font-size-asian="15pt" style:font-size-complex="15pt"/>
    </style:style>
    <style:style style:name="T7" style:family="text">
      <style:text-properties style:font-name="Menlo" fo:font-size="15pt" style:font-size-asian="15pt" style:font-size-complex="15pt"/>
    </style:style>
    <style:style style:name="T8" style:family="text">
      <style:text-properties style:font-name="Menl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c9211e" style:font-name="Menlo" fo:font-size="15pt" style:font-size-asian="15pt" style:font-size-complex="15pt"/>
    </style:style>
    <style:style style:name="T10" style:family="text">
      <style:text-properties fo:color="#127622" style:font-name="Menlo" fo:font-size="15pt" style:font-size-asian="15pt" style:font-size-complex="15pt"/>
    </style:style>
    <style:style style:name="T11" style:family="text">
      <style:text-properties fo:font-variant="normal" fo:text-transform="none" style:text-outline="false" style:text-line-through-style="none" style:text-line-through-type="none" style:font-name="Menlo" fo:font-size="15pt" fo:font-style="normal" fo:text-shadow="none" style:text-underline-style="none" style:letter-kerning="true" style:font-name-asian="PingFang SC" style:font-size-asian="15pt" style:font-style-asian="normal" style:font-name-complex="Arial Unicode MS" style:font-size-complex="15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Menlo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PingFang SC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PingFang SC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PingFang SC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808080" fo:font-size="15pt" style:font-size-asian="15pt" style:font-size-complex="15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127622" fo:font-size="15pt" style:font-size-asian="15pt" style:font-size-complex="15pt"/>
    </style:style>
    <style:style style:name="T19" style:family="text">
      <style:text-properties fo:color="#3465a4" fo:font-size="15pt" style:font-size-asian="15pt" style:font-size-complex="15pt"/>
    </style:style>
    <style:style style:name="T20" style:family="text">
      <style:text-properties fo:color="#b85c00" fo:font-size="15pt" style:font-size-asian="15pt" style:font-size-complex="15pt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c9211e" fo:font-size="15pt" style:font-size-asian="15pt" style:font-size-complex="15pt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PingFang SC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465a4" style:font-name="Menlo" fo:font-size="15pt" style:font-size-asian="15pt" style:font-size-complex="15pt"/>
    </style:style>
    <style:style style:name="T25" style:family="text">
      <style:text-properties style:font-name="Menlo" fo:font-size="12pt" style:font-size-asian="12pt" style:font-size-complex="12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Menlo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5.113cm" svg:height="12.203cm" svg:x="0cm" svg:y="0.116cm">
          <draw:text-box>
            <text:p text:style-name="P1"><text:span text:style-name="T1"><text:s text:c="4"/></text:span><text:span text:style-name="T2">type</text:span><text:span text:style-name="T3"> </text:span><text:span text:style-name="T4">R</text:span><text:span text:style-name="T3">&lt;P: MemPool&gt; = </text:span><text:span text:style-name="T4">LogRefCell</text:span><text:span text:style-name="T3">&lt;</text:span><text:span text:style-name="T4">i32</text:span><text:span text:style-name="T5">, P&gt;;</text:span></text:p>
            <text:p text:style-name="P1"><text:span text:style-name="T6"><text:s/></text:span><text:span text:style-name="T6">1:</text:span><text:span text:style-name="T7"> </text:span><text:span text:style-name="T8">let</text:span><text:span text:style-name="T7"> (int1,_1) = </text:span><text:span text:style-name="T9">P1</text:span><text:span text:style-name="T7">::open::&lt;</text:span><text:span text:style-name="T10">R</text:span><text:span text:style-name="T7">&lt;</text:span><text:span text:style-name="T9">P1</text:span><text:span text:style-name="T7">&gt;&gt;(...)?;</text:span></text:p>
            <text:p text:style-name="P1"><text:span text:style-name="T1"><text:s/></text:span><text:span text:style-name="T1">2:</text:span><text:span text:style-name="T11"> </text:span><text:span text:style-name="T12">let</text:span><text:span text:style-name="T13"> (int2,_2) = </text:span><text:span text:style-name="T14">P2</text:span><text:span text:style-name="T15">::open::&lt;</text:span><text:span text:style-name="T4">R</text:span><text:span text:style-name="T7">&lt;</text:span><text:span text:style-name="T9">P2</text:span><text:span text:style-name="T7">&gt;</text:span><text:span text:style-name="T7">&gt;(...)?;</text:span></text:p>
            <text:p text:style-name="P1"><text:span text:style-name="T16"><text:s/></text:span><text:span text:style-name="T16">3:</text:span><text:span text:style-name="T17"> </text:span><text:span text:style-name="T18">Chaperon</text:span><text:span text:style-name="T17">::</text:span><text:span text:style-name="T19">session</text:span><text:span text:style-name="T17">(</text:span><text:span text:style-name="T20">"foo"</text:span><text:span text:style-name="T17">, || {</text:span></text:p>
            <text:p text:style-name="P1"><text:span text:style-name="T16"><text:s/></text:span><text:span text:style-name="T16">4:</text:span><text:span text:style-name="T17"> <text:s text:c="3"/></text:span><text:span text:style-name="T21">let</text:span><text:span text:style-name="T17"> b = </text:span><text:span text:style-name="T22">P2</text:span><text:span text:style-name="T17">::</text:span><text:span text:style-name="T19">transaction</text:span><text:span text:style-name="T17">(|j| {</text:span></text:p>
            <text:p text:style-name="P1"><text:span text:style-name="T16"><text:s/></text:span><text:span text:style-name="T16">5:</text:span><text:span text:style-name="T17"> <text:s text:c="7"/></text:span><text:span text:style-name="T21">let</text:span><text:span text:style-name="T17"> </text:span><text:span text:style-name="T21">mut</text:span><text:span text:style-name="T17"> int2 = int2.borrow_mut(j);</text:span></text:p>
            <text:p text:style-name="P1"><text:span text:style-name="T16"><text:s/></text:span><text:span text:style-name="T16">6:</text:span><text:span text:style-name="T17"> <text:s text:c="7"/></text:span><text:span text:style-name="T21">let</text:span><text:span text:style-name="T17"> out = *int2;</text:span></text:p>
            <text:p text:style-name="P1"><text:span text:style-name="T16"><text:s/></text:span><text:span text:style-name="T16">7:</text:span><text:span text:style-name="T17"> <text:s text:c="7"/>*int2 = 0;</text:span></text:p>
            <text:p text:style-name="P1"><text:span text:style-name="T16"><text:s/></text:span><text:span text:style-name="T16">8:</text:span><text:span text:style-name="T17"> <text:s text:c="7"/>out</text:span></text:p>
            <text:p text:style-name="P1"><text:span text:style-name="T23"><text:s/></text:span><text:span text:style-name="T23">9:</text:span><text:span text:style-name="T15"> <text:s text:c="4"/>});</text:span></text:p>
            <text:p text:style-name="P2"><text:span text:style-name="T23">10:</text:span><text:span text:style-name="T13"> <text:s text:c="3"/></text:span><text:span text:style-name="T14">P1</text:span><text:span text:style-name="T15">::</text:span><text:span text:style-name="T24">transaction</text:span><text:span text:style-name="T7">(|j| {</text:span></text:p>
            <text:p text:style-name="P2"><text:span text:style-name="T6">11:</text:span><text:span text:style-name="T7"> <text:s text:c="7"/></text:span><text:span text:style-name="T8">let</text:span><text:span text:style-name="T7"> </text:span><text:span text:style-name="T8">mut</text:span><text:span text:style-name="T7"> int1 = int1.borrow_mut(j);</text:span></text:p>
            <text:p text:style-name="P2"><text:span text:style-name="T6">12:</text:span><text:span text:style-name="T7"> <text:s text:c="7"/>*int1 = b;</text:span></text:p>
            <text:p text:style-name="P2"><text:span text:style-name="T6">13:</text:span><text:span text:style-name="T7"> <text:s text:c="4"/>});</text:span></text:p>
            <text:p text:style-name="P1"><text:span text:style-name="T16">14:</text:span><text:span text:style-name="T17"> }).expect(</text:span><text:span text:style-name="T20">"Unsuccessful"</text:span><text:span text:style-name="T17">)</text:span></text:p>
          </draw:text-box>
        </draw:frame>
        <draw:custom-shape draw:style-name="gr2" draw:text-style-name="P4" draw:layer="layout" svg:width="7.511cm" svg:height="10.16cm" draw:transform="rotate (-1.56695660244051) translate (12.177cm 13.828cm)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.648cm" svg:y1="13.848cm" svg:x2="14.732cm" svg:y2="13.848cm">
          <text:p/>
        </draw:line>
        <draw:custom-shape draw:style-name="gr4" draw:text-style-name="P6" draw:layer="layout" svg:width="0.254cm" svg:height="0.254cm" draw:transform="rotate (-1.5707963267949) translate (2.193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254cm" svg:height="0.254cm" draw:transform="rotate (-1.5707963267949) translate (3.781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0.254cm" svg:height="0.254cm" draw:transform="rotate (-1.5707963267949) translate (4.934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254cm" svg:height="0.254cm" draw:transform="rotate (-1.5707963267949) translate (5.767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0.254cm" svg:height="0.254cm" draw:transform="rotate (-1.5707963267949) translate (7.002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254cm" svg:height="0.254cm" draw:transform="rotate (-1.5707963267949) translate (7.764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254cm" svg:height="0.254cm" draw:transform="rotate (-1.5707963267949) translate (12.219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254cm" svg:height="0.254cm" draw:transform="rotate (-1.5707963267949) translate (12.973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0.254cm" svg:height="0.254cm" draw:transform="rotate (-1.5707963267949) translate (13.702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10" draw:layer="layout" svg:width="6.425cm" svg:height="12.519cm" draw:transform="rotate (-1.5707963267949) translate (14.024cm 14.045cm)">
          <draw:text-box>
            <text:p text:style-name="P8"><text:span text:style-name="T25">Delete P2::journal</text:span></text:p>
            <text:p text:style-name="P8"><text:span text:style-name="T25">Delete P1::journal</text:span></text:p>
            <text:p text:style-name="P8"><text:span text:style-name="T25">Delete Chaperon file</text:span><text:span text:style-name="T25"><text:line-break/></text:span><text:span text:style-name="T25"/></text:p>
            <text:p text:style-name="P9"><text:span text:style-name="T26">P2::transaction commits</text:span><text:span text:style-name="T25"> and checks out</text:span></text:p>
            <text:p text:style-name="P8"><text:span text:style-name="T25">P1::transaction commits and checks out</text:span></text:p>
            <text:p text:style-name="P8"><text:span text:style-name="T25">Chaperoned session ends</text:span></text:p>
            <text:p text:style-name="P8"><text:span text:style-name="T25">P1::transaction is done</text:span></text:p>
            <text:p text:style-name="P9"><text:span text:style-name="T26">Create P1::</text:span><text:span text:style-name="T25">journal and check it in</text:span></text:p>
            <text:p text:style-name="P8"><text:span text:style-name="T25">P2::transaction is done</text:span></text:p>
            <text:p text:style-name="P9"><text:span text:style-name="T26">Create P2::</text:span><text:span text:style-name="T25">journal and check it in</text:span></text:p>
            <text:p text:style-name="P8"><text:span text:style-name="T25">Create Chaperon file</text:span><text:span text:style-name="T25"><text:line-break/></text:span><text:span text:style-name="T25"/></text:p>
            <text:p text:style-name="P8"><text:span text:style-name="T25">Chaperoned session starts</text:span></text:p>
          </draw:text-box>
        </draw:frame>
        <draw:custom-shape draw:style-name="gr7" draw:text-style-name="P7" draw:layer="layout" svg:width="0.508cm" svg:height="0.635cm" svg:x="12.481cm" svg:y="20.482cm">
          <text:p/>
          <draw:enhanced-geometry svg:viewBox="0 0 21600 21600" draw:text-areas="0 ?f0 ?f5 ?f2" draw:mirror-horizontal="false" draw:mirror-vertical="false" draw:type="right-arrow" draw:modifiers="6407.85854616896 5569.811320754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0.508cm" svg:height="0.635cm" draw:transform="rotate (-3.14159265358979) translate (11.973cm 21.116cm)">
          <text:p/>
          <draw:enhanced-geometry svg:viewBox="0 0 21600 21600" draw:text-areas="0 ?f0 ?f5 ?f2" draw:mirror-horizontal="false" draw:mirror-vertical="false" draw:type="right-arrow" draw:modifiers="6407.85854616896 5569.811320754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1" draw:layer="layout" svg:width="2.228cm" svg:height="1.325cm" svg:x="13.005cm" svg:y="20.155cm">
          <draw:text-box>
            <text:p><text:span text:style-name="T27">Fast</text:span></text:p>
            <text:p><text:span text:style-name="T27">Forward</text:span></text:p>
          </draw:text-box>
        </draw:frame>
        <draw:frame draw:style-name="gr8" draw:text-style-name="P11" draw:layer="layout" svg:width="2.305cm" svg:height="0.813cm" svg:x="9.175cm" svg:y="20.355cm">
          <draw:text-box>
            <text:p><text:span text:style-name="T27">Rollback</text:span></text:p>
          </draw:text-box>
        </draw:frame>
        <draw:frame draw:style-name="gr8" draw:text-style-name="P12" draw:layer="layout" svg:width="0.789cm" svg:height="0.775cm" svg:x="1.675cm" svg:y="13.073cm">
          <draw:text-box>
            <text:p><text:span text:style-name="T28">3</text:span></text:p>
          </draw:text-box>
        </draw:frame>
        <draw:frame draw:style-name="gr8" draw:text-style-name="P12" draw:layer="layout" svg:width="0.789cm" svg:height="0.775cm" svg:x="4.426cm" svg:y="13.073cm">
          <draw:text-box>
            <text:p><text:span text:style-name="T28">4</text:span></text:p>
          </draw:text-box>
        </draw:frame>
        <draw:frame draw:style-name="gr8" draw:text-style-name="P12" draw:layer="layout" svg:width="0.789cm" svg:height="0.775cm" svg:x="3.283cm" svg:y="13.073cm">
          <draw:text-box>
            <text:p><text:span text:style-name="T28">3</text:span></text:p>
          </draw:text-box>
        </draw:frame>
        <draw:frame draw:style-name="gr8" draw:text-style-name="P12" xml:id="id1" draw:id="id1" draw:layer="layout" svg:width="0.789cm" svg:height="0.775cm" svg:x="5.269cm" svg:y="13.073cm">
          <draw:text-box>
            <text:p><text:span text:style-name="T28">9</text:span></text:p>
          </draw:text-box>
        </draw:frame>
        <draw:frame draw:style-name="gr8" draw:text-style-name="P12" draw:layer="layout" svg:width="1.026cm" svg:height="0.775cm" svg:x="6.358cm" svg:y="13.073cm">
          <draw:text-box>
            <text:p><text:span text:style-name="T28">10</text:span></text:p>
          </draw:text-box>
        </draw:frame>
        <draw:frame draw:style-name="gr8" draw:text-style-name="P12" xml:id="id3" draw:id="id3" draw:layer="layout" svg:width="1.026cm" svg:height="0.775cm" svg:x="7.087cm" svg:y="13.073cm">
          <draw:text-box>
            <text:p><text:span text:style-name="T28">13</text:span></text:p>
          </draw:text-box>
        </draw:frame>
        <draw:custom-shape draw:style-name="gr5" draw:text-style-name="P7" draw:layer="layout" svg:width="0.254cm" svg:height="0.254cm" draw:transform="rotate (-1.5707963267949) translate (9.728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12" xml:id="id4" draw:id="id4" draw:layer="layout" svg:width="1.026cm" svg:height="0.775cm" svg:x="9.068cm" svg:y="13.073cm">
          <draw:text-box>
            <text:p><text:span text:style-name="T28">14</text:span></text:p>
          </draw:text-box>
        </draw:frame>
        <draw:custom-shape draw:style-name="gr5" draw:text-style-name="P7" draw:layer="layout" svg:width="0.254cm" svg:height="0.254cm" draw:transform="rotate (-1.5707963267949) translate (10.99cm 13.7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12" xml:id="id2" draw:id="id2" draw:layer="layout" svg:width="1.026cm" svg:height="0.775cm" svg:x="10.33cm" svg:y="13.073cm">
          <draw:text-box>
            <text:p><text:span text:style-name="T28">14</text:span></text:p>
          </draw:text-box>
        </draw:frame>
        <draw:frame draw:style-name="gr8" draw:text-style-name="P12" draw:layer="layout" svg:width="1.026cm" svg:height="0.775cm" svg:x="11.565cm" svg:y="13.073cm">
          <draw:text-box>
            <text:p><text:span text:style-name="T28">14</text:span></text:p>
          </draw:text-box>
        </draw:frame>
        <draw:frame draw:style-name="gr8" draw:text-style-name="P12" draw:layer="layout" svg:width="1.026cm" svg:height="0.775cm" svg:x="12.327cm" svg:y="13.073cm">
          <draw:text-box>
            <text:p><text:span text:style-name="T28">14</text:span></text:p>
          </draw:text-box>
        </draw:frame>
        <draw:frame draw:style-name="gr8" draw:text-style-name="P12" draw:layer="layout" svg:width="1.026cm" svg:height="0.775cm" svg:x="13.092cm" svg:y="13.073cm">
          <draw:text-box>
            <text:p><text:span text:style-name="T28">14</text:span></text:p>
          </draw:text-box>
        </draw:frame>
        <draw:connector draw:style-name="gr9" draw:text-style-name="P7" draw:layer="layout" draw:line-skew="-0.416cm" svg:x1="5.663cm" svg:y1="13.073cm" svg:x2="10.843cm" svg:y2="13.073cm" draw:start-shape="id1" draw:start-glue-point="0" draw:end-shape="id2" draw:end-glue-point="0" svg:d="M5663 13073v-916h5180v916" svg:viewBox="0 0 5181 917">
          <text:p/>
        </draw:connector>
        <draw:frame draw:style-name="gr10" draw:text-style-name="P14" draw:layer="layout" svg:width="4.01cm" svg:height="0.733cm" svg:x="6.304cm" svg:y="11.511cm">
          <draw:text-box>
            <text:p text:style-name="P13"><text:span text:style-name="T29">Postponed commits</text:span></text:p>
          </draw:text-box>
        </draw:frame>
        <draw:custom-shape draw:style-name="gr4" draw:text-style-name="P6" draw:layer="layout" svg:width="0.254cm" svg:height="0.254cm" draw:transform="rotate (-1.5707963267949) translate (8.528cm 13.73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12" draw:layer="layout" svg:width="1.026cm" svg:height="0.775cm" svg:x="7.868cm" svg:y="13.087cm">
          <draw:text-box>
            <text:p><text:span text:style-name="T28">14</text:span></text:p>
          </draw:text-box>
        </draw:frame>
        <draw:connector draw:style-name="gr9" draw:text-style-name="P7" draw:layer="layout" svg:x1="7.6cm" svg:y1="13.073cm" svg:x2="9.581cm" svg:y2="13.073cm" draw:start-shape="id3" draw:start-glue-point="0" draw:end-shape="id4" draw:end-glue-point="0" svg:d="M7600 13073v-500h1981v500" svg:viewBox="0 0 1982 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Menlo" svg:font-family="Menl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21.4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4T13:09:51.469240048</meta:creation-date>
    <dc:date>2020-04-27T21:58:12.206575072</dc:date>
    <meta:editing-duration>P6DT10H57M19S</meta:editing-duration>
    <meta:editing-cycles>19</meta:editing-cycles>
    <meta:generator>LibreOffice/6.4.1.2$MacOSX_X86_64 LibreOffice_project/4d224e95b98b138af42a64d84056446d09082932</meta:generator>
    <meta:document-statistic meta:object-count="35"/>
  </office:meta>
</office:document-meta>
</file>